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02mm"/>
    </style:style>
    <style:style style:name="co2" style:family="table-column">
      <style:table-column-properties fo:break-before="auto" style:column-width="41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75mm"/>
    </style:style>
    <style:style style:name="co5" style:family="table-column">
      <style:table-column-properties fo:break-before="auto" style:column-width="69.87mm"/>
    </style:style>
    <style:style style:name="co6" style:family="table-column">
      <style:table-column-properties fo:break-before="auto" style:column-width="60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бэклог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Требование</text:p>
          </table:table-cell>
          <table:table-cell office:value-type="string" calcext:value-type="string">
            <text:p>область</text:p>
          </table:table-cell>
        </table:table-row>
        <table:table-row table:style-name="ro1">
          <table:table-cell office:value-type="string" calcext:value-type="string">
            <text:p>перемешивание ответов для вопроса</text:p>
          </table:table-cell>
          <table:table-cell office:value-type="string" calcext:value-type="string">
            <text:p>вопрос</text:p>
          </table:table-cell>
        </table:table-row>
        <table:table-row table:style-name="ro1">
          <table:table-cell office:value-type="string" calcext:value-type="string">
            <text:p>задавать для вопросов вес</text:p>
          </table:table-cell>
          <table:table-cell office:value-type="string" calcext:value-type="string">
            <text:p>вопрос</text:p>
          </table:table-cell>
        </table:table-row>
        <table:table-row table:style-name="ro1">
          <table:table-cell office:value-type="string" calcext:value-type="string">
            <text:p>закрытие группы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string" calcext:value-type="string">
            <text:p>создание группы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string" calcext:value-type="string">
            <text:p>назначение теста группе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string" calcext:value-type="string">
            <text:p>возможность приглашать в группу по ссылке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string" calcext:value-type="string">
            <text:p>таймер для теста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сортировка и фильтрация статистики ответов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счетчик прохождения теста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формирование статистики по сдаче теста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формирование отчета по статистике по сдаче теста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перемешивание вопросов в тесте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инфографика для опроса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сокрытие/открытие правильного ответа на вопрос при ответе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создать опрос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отображение/редактирование данных профиля</text:p>
          </table:table-cell>
          <table:table-cell office:value-type="string" calcext:value-type="string">
            <text:p>профиль</text:p>
          </table:table-cell>
        </table:table-row>
        <table:table-row table:style-name="ro1">
          <table:table-cell office:value-type="string" calcext:value-type="string">
            <text:p>получение уведомлений, отображение сообщений </text:p>
          </table:table-cell>
          <table:table-cell office:value-type="string" calcext:value-type="string">
            <text:p>профиль</text:p>
          </table:table-cell>
        </table:table-row>
        <table:table-row table:style-name="ro1">
          <table:table-cell office:value-type="string" calcext:value-type="string">
            <text:p>список пройденных/созданных/начатых тестов</text:p>
          </table:table-cell>
          <table:table-cell office:value-type="string" calcext:value-type="string">
            <text:p>профиль</text:p>
          </table:table-cell>
        </table:table-row>
        <table:table-row table:style-name="ro1">
          <table:table-cell office:value-type="string" calcext:value-type="string">
            <text:p>аутентификация и авторизация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интеграция с другими системами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возможность делиться тестами/опросами с другими пользователями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table:style-name="ce1" office:value-type="string" calcext:value-type="string">
            <text:p>уведомления должны выезжать из правого верхнего угла</text:p>
          </table:table-cell>
          <table:table-cell table:style-name="ce1"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возможность делиться результатами тестов через соц-сети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консоль администрирования (управление базой)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обеспечить возможность задавать оценку в баллах за тест</text:p>
          </table:table-cell>
          <table:table-cell office:value-type="string" calcext:value-type="string">
            <text:p>тест</text:p>
          </table:table-cell>
        </table:table-row>
        <table:table-row table:style-name="ro1">
          <table:table-cell office:value-type="string" calcext:value-type="string">
            <text:p>копирование теста</text:p>
          </table:table-cell>
          <table:table-cell office:value-type="string" calcext:value-type="string">
            <text:p>тест</text:p>
          </table:table-cell>
        </table:table-row>
        <table:table-row table:style-name="ro1">
          <table:table-cell office:value-type="string" calcext:value-type="string">
            <text:p>таймер для вопроса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single choise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free input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free input (ввод слов прямо в текст)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выделение частей вопроса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развернутый ответ для проверки модератором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задавать количество предлагаемых вопросов в тесте и вероятность из появления</text:p>
          </table:table-cell>
          <table:table-cell office:value-type="string" calcext:value-type="string">
            <text:p>тест</text:p>
          </table:table-cell>
        </table:table-row>
      </table:table>
      <table:table table:name="сущности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пользовател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фио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телефо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чт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фото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ароль</text:p>
          </table:table-cell>
          <table:table-cell/>
        </table:table-row>
        <table:table-row table:style-name="ro1">
          <table:table-cell office:value-type="string" calcext:value-type="string">
            <text:p>тес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 пользователя (создателя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названи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опросы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ип ответ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екст вопроса (htm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авильный отве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арианты ответ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знак перемешивания ответ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ремя на ответ в м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знак живой проверк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с (баллы)</text:p>
          </table:table-cell>
        </table:table-row>
        <table:table-row table:style-name="ro1">
          <table:table-cell/>
          <table:table-cell office:value-type="string" calcext:value-type="string">
            <text:p>дата редактирования вопросов</text:p>
          </table:table-cell>
          <table:table-cell/>
        </table:table-row>
        <table:table-row table:style-name="ro1">
          <table:table-cell office:value-type="string" calcext:value-type="string">
            <text:p>опро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 теста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 групп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ремя на выполнение опрос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ата окончания опрос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ата старта опрос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изнак запуска таймера на вопрос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остояние (открыт, закрыт)</text:p>
          </table:table-cell>
          <table:table-cell/>
        </table:table-row>
        <table:table-row table:style-name="ro1">
          <table:table-cell office:value-type="string" calcext:value-type="string">
            <text:p>ответы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четчик прохождения опроса</text:p>
          </table:table-cell>
          <table:table-cell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 опроса</text:p>
          </table:table-cell>
          <table:table-cell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 пользовател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ата начала прохождения опрос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ата окончания прохождения опрос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ответы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номер, текст вопрос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тве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знак правильност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траченное время</text:p>
          </table:table-cell>
        </table:table-row>
        <table:table-row table:style-name="ro1">
          <table:table-cell/>
          <table:table-cell office:value-type="string" calcext:value-type="string">
            <text:p>отношение правильных <text:s/>к неправильны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изнак успешного преодоления</text:p>
          </table:table-cell>
          <table:table-cell/>
        </table:table-row>
        <table:table-row table:style-name="ro1">
          <table:table-cell office:value-type="string" calcext:value-type="string">
            <text:p>групп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 пользователя (модератора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названи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остояние (открыта, закрыта)</text:p>
          </table:table-cell>
          <table:table-cell/>
        </table:table-row>
        <table:table-row table:style-name="ro1">
          <table:table-cell office:value-type="string" calcext:value-type="string">
            <text:p>группа_пользователь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 групп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 пользователя</text:p>
          </table:table-cell>
          <table:table-cell/>
        </table:table-row>
      </table:table>
      <table:named-expressions/>
      <table:database-ranges>
        <table:database-range table:name="__Anonymous_Sheet_DB__0" table:target-range-address="бэклог.A1:бэклог.B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.00.0000</text:date>, <text:time style:data-style-name="N2" text:time-value="16:33:20.024011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6:31:31.310104000</meta:creation-date>
    <meta:generator>LibreOffice/5.1.2.2$MacOSX_X86_64 LibreOffice_project/d3bf12ecb743fc0d20e0be0c58ca359301eb705f</meta:generator>
    <dc:date>2016-09-24T16:55:56.008830000</dc:date>
    <meta:editing-duration>PT3H27M55S</meta:editing-duration>
    <meta:editing-cycles>43</meta:editing-cycles>
    <meta:document-statistic meta:table-count="2" meta:cell-count="130" meta:object-count="0"/>
  </office:meta>
</office:document-meta>
</file>